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08be" officeooo:paragraph-rsid="000108be"/>
    </style:style>
    <style:style style:name="P2" style:family="paragraph" style:parent-style-name="Standard">
      <style:text-properties officeooo:rsid="000108be" officeooo:paragraph-rsid="00014eaa"/>
    </style:style>
    <style:style style:name="P3" style:family="paragraph" style:parent-style-name="Standard">
      <style:text-properties officeooo:rsid="000108be" officeooo:paragraph-rsid="000280d0"/>
    </style:style>
    <style:style style:name="P4" style:family="paragraph" style:parent-style-name="Standard">
      <style:text-properties officeooo:rsid="000108be" officeooo:paragraph-rsid="0003d73f"/>
    </style:style>
    <style:style style:name="P5" style:family="paragraph" style:parent-style-name="Standard">
      <style:text-properties officeooo:rsid="000280d0" officeooo:paragraph-rsid="000280d0"/>
    </style:style>
    <style:style style:name="P6" style:family="paragraph" style:parent-style-name="Standard">
      <style:text-properties officeooo:rsid="0003d73f" officeooo:paragraph-rsid="0003d73f"/>
    </style:style>
    <style:style style:name="P7" style:family="paragraph" style:parent-style-name="Standard">
      <style:text-properties officeooo:rsid="000108be" officeooo:paragraph-rsid="000108be"/>
    </style:style>
    <style:style style:name="P8" style:family="paragraph" style:parent-style-name="Standard">
      <style:text-properties officeooo:rsid="000108be" officeooo:paragraph-rsid="000b4778"/>
    </style:style>
    <style:style style:name="T1" style:family="text">
      <style:text-properties officeooo:rsid="00014eaa"/>
    </style:style>
    <style:style style:name="T2" style:family="text">
      <style:text-properties officeooo:rsid="000280d0"/>
    </style:style>
    <style:style style:name="T3" style:family="text">
      <style:text-properties officeooo:rsid="0003819e"/>
    </style:style>
    <style:style style:name="T4" style:family="text">
      <style:text-properties officeooo:rsid="0003d73f"/>
    </style:style>
    <style:style style:name="T5" style:family="text">
      <style:text-properties officeooo:rsid="00068a66"/>
    </style:style>
    <style:style style:name="T6" style:family="text">
      <style:text-properties officeooo:rsid="0006b827"/>
    </style:style>
    <style:style style:name="T7" style:family="text">
      <style:text-properties officeooo:rsid="0007d764"/>
    </style:style>
    <style:style style:name="T8" style:family="text">
      <style:text-properties officeooo:rsid="000b9e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paração dos dados – Data Preparaion:</text:p>
      <text:p text:style-name="P1">Training Data:</text:p>
      <text:p text:style-name="P1">- sem GK → posiçao muito diferente dos “jogadores de linha”</text:p>
      <text:p text:style-name="P1">- <text:span text:style-name="T1">2 temporadas: 2012/2013 e 2013/2014</text:span></text:p>
      <text:p text:style-name="P1">- <text:span text:style-name="T7">5 Ligas 1 divisao: Francesa, Italiana, Alema, Espanhola e Inglesa</text:span></text:p>
      <text:p text:style-name="P1">- <text:span text:style-name="T1">apenas Liga Nacional + Champions League/Europa League</text:span></text:p>
      <text:p text:style-name="P1">- <text:span text:style-name="T1">total de 181 samples → 42 ballon dor nominees e 139 naos</text:span></text:p>
      <text:p text:style-name="P1">-<text:span text:style-name="T3">balanced samples in relation to players’s position(CF, Winger, FB, DM, CAM, CB) → </text:span><text:s/><text:span text:style-name="T4">similar proportion/percentage of positions among ballon dor nominees and among non-nominees</text:span></text:p>
      <text:p text:style-name="P1">- <text:span text:style-name="T2">28 attributes + 1 class attribute</text:span></text:p>
      <text:p text:style-name="P1"/>
      <text:p text:style-name="P1">Testing Data:</text:p>
      <text:p text:style-name="P1">- <text:span text:style-name="T1">sem GK → coerencia com training data</text:span></text:p>
      <text:p text:style-name="P8">- <text:span text:style-name="T7">5 Ligas 1 divisao: Francesa, Italiana, Alema, Espanhola e Inglesa</text:span></text:p>
      <text:p text:style-name="P2">- <text:span text:style-name="T1">apenas Liga Nacional + Champions League/Europa League → coerencia training data</text:span></text:p>
      <text:p text:style-name="P3">- <text:span text:style-name="T2">28 attributes + 1 class attribute</text:span></text:p>
      <text:p text:style-name="P5"/>
      <text:p text:style-name="P1">- <text:span text:style-name="T6">52</text:span> samples → <text:span text:style-name="T6">26</text:span> ballon dor nominees e <text:span text:style-name="T6">26</text:span> naos</text:p>
      <text:p text:style-name="P1"><text:tab/>- <text:span text:style-name="T8">Handpick each player by position, League that he playes, specific features he has to make a good comparison between ballon nominees and non nominees player</text:span></text:p>
      <text:p text:style-name="P6"><text:tab/>- <text:span text:style-name="T5">11 CFW, 5 Wingers, 3 CAM, 3 DM, 3 CB, 1 FB </text:span></text:p>
      <text:p text:style-name="P6">- similar proportion/percentage of positions among ballon dor nominees and among non-nominees → more reliable</text:p>
      <text:p text:style-name="P4"/>
      <text:p text:style-name="P3">- dados recentes → ultima temporada 2016/2017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17:24:31.610906301</meta:creation-date>
    <dc:date>2018-02-21T12:29:47.860194013</dc:date>
    <meta:editing-duration>PT4H26M11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1" meta:paragraph-count="20" meta:word-count="199" meta:character-count="1179" meta:non-whitespace-character-count="993"/>
  </office:meta>
</office:document-meta>
</file>